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1136" calcext:value-type="float">
            <text:p>97.4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0448" calcext:value-type="float">
            <text:p>97.3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8696" calcext:value-type="float">
            <text:p>97.0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3464" calcext:value-type="float">
            <text:p>95.5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7288" calcext:value-type="float">
            <text:p>94.8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18" calcext:value-type="float">
            <text:p>94.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2176" calcext:value-type="float">
            <text:p>94.3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0992" calcext:value-type="float">
            <text:p>93.2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9728" calcext:value-type="float">
            <text:p>91.5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1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0912" calcext:value-type="float">
            <text:p>81.2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2544" calcext:value-type="float">
            <text:p>80.5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22" calcext:value-type="float">
            <text:p>74.7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5</text:p>
          </table:table-cell>
          <table:table-cell office:value-type="string" calcext:value-type="string">
            <text:p>TWDB:1043605</text:p>
          </table:table-cell>
          <table:table-cell office:value-type="string" calcext:value-type="string">
            <text:p>199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